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8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4.233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6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37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1" fo:font-size="12pt" style:font-name-asian="Arial11" style:font-size-asian="12pt" style:font-name-complex="Arial11" style:font-size-complex="12pt"/>
    </style:style>
    <style:style style:name="ce38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39" style:family="table-cell" style:parent-style-name="Default" style:data-style-name="N0"/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5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51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2pt" style:font-name-asian="Arial1" style:font-size-asian="12pt" style:font-name-complex="Arial1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number-columns-repeated="55" table:default-cell-style-name="ce39"/>
        <table:table-row table:style-name="ro1">
          <table:table-cell table:style-name="ce1" office:value-type="string" calcext:value-type="string">
            <text:p>DATA</text:p>
          </table:table-cell>
          <table:table-cell table:style-name="ce40" office:value-type="string" calcext:value-type="string">
            <text:p>NF - SERV. PROD.</text:p>
          </table:table-cell>
          <table:table-cell table:style-name="ce42" office:value-type="string" calcext:value-type="string">
            <text:p>R$</text:p>
          </table:table-cell>
          <table:table-cell table:style-name="ce44"/>
          <table:table-cell table:style-name="ce46" office:value-type="string" calcext:value-type="string">
            <text:p>PAGO</text:p>
          </table:table-cell>
          <table:table-cell table:style-name="ce4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46" office:value-type="string" calcext:value-type="string">
            <text:p>OBS.:</text:p>
          </table:table-cell>
          <table:table-cell table:style-name="ce37" table:number-columns-repeated="55"/>
        </table:table-row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41" office:value-type="string" calcext:value-type="string">
            <text:p>Mens. 07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8-20" calcext:value-type="date">
            <text:p>20/08/2025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8-31" calcext:value-type="date">
            <text:p>31/08/2025</text:p>
          </table:table-cell>
          <table:table-cell table:style-name="ce41" office:value-type="string" calcext:value-type="string">
            <text:p>Mens. 08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11-12" calcext:value-type="date">
            <text:p>12/11/2025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9-30" calcext:value-type="date">
            <text:p>30/09/2025</text:p>
          </table:table-cell>
          <table:table-cell table:style-name="ce41" office:value-type="string" calcext:value-type="string">
            <text:p>Mens. 09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11-12" calcext:value-type="date">
            <text:p>12/11/2025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0-31" calcext:value-type="date">
            <text:p>31/10/2025</text:p>
          </table:table-cell>
          <table:table-cell table:style-name="ce41" office:value-type="string" calcext:value-type="string">
            <text:p>Mens. 10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6-01-09" calcext:value-type="date">
            <text:p>09/01/2026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1-30" calcext:value-type="date">
            <text:p>30/11/2025</text:p>
          </table:table-cell>
          <table:table-cell table:style-name="ce41" office:value-type="string" calcext:value-type="string">
            <text:p>Mens. 11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6-01-09" calcext:value-type="date">
            <text:p>09/01/2026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2-31" calcext:value-type="date">
            <text:p>31/12/2025</text:p>
          </table:table-cell>
          <table:table-cell table:style-name="ce41" office:value-type="string" calcext:value-type="string">
            <text:p>Mens. 12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6-01-09" calcext:value-type="date">
            <text:p>09/01/2026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6-01-31" calcext:value-type="date">
            <text:p>31/01/2026</text:p>
          </table:table-cell>
          <table:table-cell table:style-name="ce41" office:value-type="string" calcext:value-type="string">
            <text:p>Mens. 01/2026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6"/>
          <table:table-cell table:style-name="ce43" table:formula="of:=[.C8]-[.F8]" office:value-type="float" office:value="80" calcext:value-type="float">
            <text:p>8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6-02-28" calcext:value-type="date">
            <text:p>28/02/2026</text:p>
          </table:table-cell>
          <table:table-cell table:style-name="ce41" office:value-type="string" calcext:value-type="string">
            <text:p>Mens. 02/2026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6"/>
          <table:table-cell table:style-name="ce43" table:formula="of:=[.C9]-[.F9]" office:value-type="float" office:value="80" calcext:value-type="float">
            <text:p>8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7" table:number-columns-repeated="2"/>
          <table:table-cell table:number-columns-repeated="4"/>
          <table:table-cell table:style-name="ce48" office:value-type="string" calcext:value-type="string">
            <text:p>TOTAL</text:p>
          </table:table-cell>
          <table:table-cell table:style-name="ce42" table:formula="of:=SUM([.H2:.H9])" office:value-type="float" office:value="160" calcext:value-type="float">
            <text:p>160,00</text:p>
          </table:table-cell>
          <table:table-cell table:style-name="ce46"/>
          <table:table-cell table:style-name="ce37" table:number-columns-repeated="55"/>
        </table:table-row>
        <table:table-row table:style-name="ro3">
          <table:table-cell table:style-name="ce38"/>
          <table:table-cell table:style-name="ce37"/>
          <table:table-cell table:number-columns-repeated="4"/>
          <table:table-cell table:style-name="ce37" table:number-columns-repeated="58"/>
        </table:table-row>
        <table:table-row table:style-name="ro3" table:number-rows-repeated="5">
          <table:table-cell table:style-name="ce37" table:number-columns-repeated="2"/>
          <table:table-cell table:number-columns-repeated="4"/>
          <table:table-cell table:style-name="ce37" table:number-columns-repeated="58"/>
        </table:table-row>
        <table:table-row table:style-name="ro3" table:number-rows-repeated="2">
          <table:table-cell table:style-name="ce37"/>
          <table:table-cell table:style-name="ce38"/>
          <table:table-cell table:number-columns-repeated="4"/>
          <table:table-cell table:style-name="ce37" table:number-columns-repeated="58"/>
        </table:table-row>
        <table:table-row table:style-name="ro3" table:number-rows-repeated="138">
          <table:table-cell table:style-name="ce37" table:number-columns-repeated="2"/>
          <table:table-cell table:number-columns-repeated="4"/>
          <table:table-cell table:style-name="ce37" table:number-columns-repeated="58"/>
        </table:table-row>
        <table:table-row table:style-name="ro3" table:number-rows-repeated="31829">
          <table:table-cell table:style-name="ce37" table:number-columns-repeated="64"/>
        </table:table-row>
        <table:table-row table:style-name="ro3" table:number-rows-repeated="33537">
          <table:table-cell table:number-columns-repeated="64"/>
        </table:table-row>
        <table:table-row table:style-name="ro4" table:number-rows-repeated="983045">
          <table:table-cell table:number-columns-repeated="64"/>
        </table:table-row>
        <table:table-row table:style-name="ro5" table:number-rows-repeated="8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501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35.44013265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35.441163287">00:00:00</text:time></text:span><text:span text:style-name="MT2"><text:s/></text:span></text:p>
        </style:region-center>
        <style:region-right>
          <text:p><text:span text:style-name="MT3">Cláudio Eduardo Camargo - ME</text:span></text:p>
          <text:p><text:span text:style-name="MT2">Tel.: 3248-3550 / 3248-2160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láudio Eduardo Camargo - ME</text:span></text:p>
          <text:p><text:span text:style-name="MT5"/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1:54Z</meta:creation-date>
    <dc:date>2026-03-02T11:12:35.721637052</dc:date>
    <meta:print-date>2021-02-03T10:36:46.531338502</meta:print-date>
    <meta:editing-cycles>727</meta:editing-cycles>
    <meta:editing-duration>PT16H52M1S</meta:editing-duration>
    <meta:document-statistic meta:table-count="1" meta:cell-count="64" meta:object-count="0"/>
    <meta:user-defined meta:name="Info 0"/>
    <meta:user-defined meta:name="Info 1"/>
    <meta:user-defined meta:name="Info 2"/>
    <meta:user-defined meta:name="Info 3"/>
  </office:meta>
</office:document-meta>
</file>